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On Rails Basic Game no. 3 Notes</text:p>
      <text:p text:style-name="Standard"/>
      <text:p text:style-name="Standard">What do I need to know?</text:p>
      <text:p text:style-name="Standard"/>
      <text:p text:style-name="Standard"/>
      <text:p text:style-name="Standard">What happens from start to the end of the game?</text:p>
      <text:p text:style-name="Standard">It begins with a splash screen, then the usual main menu. Then you start the game/level. The player is a first person camera moving forward on rails. It will reach the end goal whether you do well or not.</text:p>
      <text:p text:style-name="Standard">The player can click on things that pass by/through the camera. These in the basic game will just be text or colour shapes. The score can go up or down depending on what you click on. Each level will have a faster moving puzzle piece that you can click on. Then you can have it added to the puzzle that you are completing on the second screen. In the basic version of the game it will just be a list with a number of puzzle pieces collected.</text:p>
      <text:p text:style-name="Standard"/>
      <text:p text:style-name="Standard">This is much more complex than normal but if I build everything to work except the puzzle piece and then add that in on top it should work.</text:p>
      <text:p text:style-name="Standard"/>
      <text:p text:style-name="Standard">In a more complex version for say harder levels then shapes could have their colour change and if the colour is for example red you will lose score but if it's blue you will gain score.</text:p>
      <text:p text:style-name="Standard"/>
      <text:p text:style-name="Standard">With a fully functioning first level it would be possible to develop It for different control schemes and add in art rather than the basic stuff. Also adding in new levels would be simple. As for sound that would have to be made from scratch as the basic game will be mute.</text:p>
      <text:p text:style-name="Standard"/>
      <text:p text:style-name="Standard">There will be no way to save your score in this basic game.</text:p>
      <text:p text:style-name="Standard"/>
      <text:p text:style-name="Standard">Why?</text:p>
      <text:p text:style-name="Standard">I want to make a game that requires more coding the basic game no 2 did.</text:p>
      <text:p text:style-name="Standard"/>
      <text:p text:style-name="Standard"/>
      <text:p text:style-name="Standard">What makes it do that?</text:p>
      <text:p text:style-name="Standard">The camera/player will have a set course and no physical self to collide with. The objects or shapes to click on will just use an on click function or If that is trash then something else but on click should be fine for this mouse based version of the game. Then I will build the first level by hand with different speed and velocities for them. They will not use gravity and must not be able to collide with themselves or each other or the player.</text:p>
      <text:p text:style-name="Standard"/>
      <text:p text:style-name="Standard">The score system will be a simple int based system similar to what we have used before. That should be made to work before setting up the movement of the camera or the shapes/puzzle pieces.</text:p>
      <text:p text:style-name="Standard"/>
      <text:p text:style-name="Standard"/>
      <text:p text:style-name="Standard">How do I get things to do that?</text:p>
      <text:p text:style-name="Standard">I build the scenes and menus. Then I figure out what shapes to use. Then create the score system but with them stationary. Then set up the camera and position and get the start and end of the level working. Then I set up the shapes movement. Then with all of that working I can attempt to add in the puzzle piece system. Then plan out polish and then move on to something else as the basic game will be functional.</text:p>
      <text:p text:style-name="Standard"/>
      <text:p text:style-name="Standard">Then I should list this stuff in the GDD and plan it out similar to the previous basic game GDD.</text:p>
      <text:p text:style-name="Standard"/>
      <text:p text:style-name="Standard"/>
      <text:p text:style-name="Standard"><text:soft-page-break/></text:p>
      <text:p text:style-name="Standard">Bellow will be general notes: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8/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2-28T15:36:26.66</meta:creation-date>
    <dc:date>2018-03-05T16:01:30</dc:date>
    <dc:creator>Charlie Gracie</dc:creator>
    <meta:editing-duration>PT3H25M20S</meta:editing-duration>
    <meta:editing-cycles>31</meta:editing-cycles>
    <meta:generator>OpenOffice/4.1.3$Win32 OpenOffice.org_project/413m1$Build-9783</meta:generator>
    <meta:document-statistic meta:table-count="0" meta:image-count="0" meta:object-count="0" meta:page-count="2" meta:paragraph-count="19" meta:word-count="539" meta:character-count="2733"/>
  </office:meta>
</office:document-meta>
</file>